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style:style>
    <style:style style:name="P2"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style:style>
    <style:style style:name="P3" style:family="paragraph" style:parent-style-name="Text_20_body" style:list-style-name="L13">
      <style:paragraph-properties fo:orphans="2" fo:widows="2"/>
      <style:text-properties fo:font-variant="normal" fo:text-transform="none" fo:color="#000000" style:font-name="Times New Roman" fo:font-size="14pt"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officeooo:paragraph-rsid="0015502b"/>
    </style:style>
    <style:style style:name="P6" style:family="paragraph" style:parent-style-name="Text_20_body" style:list-style-name="L4">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font-weight-asian="bold" style:font-weight-complex="bold"/>
    </style:style>
    <style:style style:name="P7" style:family="paragraph" style:parent-style-name="Text_20_body" style:list-style-name="L5">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font-weight-asian="bold" style:font-weight-complex="bold"/>
    </style:style>
    <style:style style:name="P8" style:family="paragraph" style:parent-style-name="Text_20_body" style:list-style-name="L7">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font-weight-asian="bold" style:font-weight-complex="bold"/>
    </style:style>
    <style:style style:name="P9" style:family="paragraph" style:parent-style-name="Text_20_body" style:list-style-name="L8">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font-weight-asian="bold" style:font-weight-complex="bold"/>
    </style:style>
    <style:style style:name="P10" style:family="paragraph" style:parent-style-name="Text_20_body" style:list-style-name="L10">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font-weight-asian="bold" style:font-weight-complex="bold"/>
    </style:style>
    <style:style style:name="P11" style:family="paragraph" style:parent-style-name="Text_20_body" style:list-style-name="L12">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font-weight-asian="bold" style:font-weight-complex="bold"/>
    </style:style>
    <style:style style:name="P12" style:family="paragraph" style:parent-style-name="Text_20_body" style:list-style-name="L14">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font-weight-asian="bold" style:font-weight-complex="bold"/>
    </style:style>
    <style:style style:name="P13" style:family="paragraph" style:parent-style-name="Text_20_body" style:list-style-name="L6">
      <style:paragraph-properties fo:margin-left="0in" fo:margin-right="0in" fo:orphans="2" fo:widows="2" fo:text-indent="0in" style:auto-text-indent="false"/>
      <style:text-properties fo:font-variant="normal" fo:text-transform="none" fo:color="#000000" fo:letter-spacing="normal"/>
    </style:style>
    <style:style style:name="P14" style:family="paragraph" style:parent-style-name="Text_20_body" style:list-style-name="L11">
      <style:paragraph-properties fo:margin-left="0in" fo:margin-right="0in" fo:orphans="2" fo:widows="2" fo:text-indent="0in" style:auto-text-indent="false"/>
      <style:text-properties fo:font-variant="normal" fo:text-transform="none" fo:color="#000000" fo:letter-spacing="normal"/>
    </style:style>
    <style:style style:name="P15" style:family="paragraph" style:parent-style-name="Text_20_body" style:list-style-name="L2">
      <style:paragraph-properties fo:margin-left="0in" fo:margin-right="0in" fo:orphans="2" fo:widows="2" fo:text-indent="0in" style:auto-text-indent="false"/>
      <style:text-properties fo:font-weight="bold" style:font-weight-asian="bold" style:font-weight-complex="bold"/>
    </style:style>
    <style:style style:name="P16" style:family="paragraph" style:parent-style-name="Text_20_body" style:list-style-name="L3">
      <style:paragraph-properties fo:margin-left="0in" fo:margin-right="0in" fo:orphans="2" fo:widows="2" fo:text-indent="0in" style:auto-text-indent="false"/>
      <style:text-properties fo:font-weight="bold" style:font-weight-asian="bold" style:font-weight-complex="bold"/>
    </style:style>
    <style:style style:name="T1" style:family="text">
      <style:text-properties style:font-name="Times New Roman" fo:font-size="14pt" fo:font-style="normal" fo:font-weight="normal"/>
    </style:style>
    <style:style style:name="T2" style:family="text">
      <style:text-properties fo:font-variant="normal" fo:text-transform="none" fo:color="#000000" style:font-name="Times New Roman" fo:font-size="14pt" fo:letter-spacing="normal" fo:font-style="normal"/>
    </style:style>
    <style:style style:name="T3" style:family="text">
      <style:text-properties fo:font-variant="normal" fo:text-transform="none" fo:color="#000000" style:font-name="Times New Roman" fo:font-size="14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32725276" text:style-name="L2">
        <text:list-item>
          <text:p text:style-name="P15"><text:span text:style-name="T2">Title</text:span></text:p>
        </text:list-item>
      </text:list>
      <text:p text:style-name="P4"><text:tab/>Всем здравствуйте, меня зовут Сергей Ефимов. Сегодня я вам расскажу о моей научной исследовательской работе выполняемой под руководством Ефанова Николая. Именование же ее - статический анализ кода для векторизации циклов на основе КС-достижимости.</text:p>
      <text:list xml:id="list1625486310" text:style-name="L3">
        <text:list-item>
          <text:p text:style-name="P16"><text:span text:style-name="T2">Agenda</text:span></text:p>
        </text:list-item>
      </text:list>
      <text:p text:style-name="P4"><text:tab/>Итак, план. На повестке дня сегодня следующее:</text:p>
      <text:list xml:id="list4248323213" text:style-name="L1">
        <text:list-item>
          <text:p text:style-name="P1">Сначала введу в курс дела и расскажу, откуда вообще появилась идея данной работы.</text:p>
        </text:list-item>
        <text:list-item>
          <text:p text:style-name="P1">Затем определю цель данной работы.</text:p>
        </text:list-item>
        <text:list-item>
          <text:p text:style-name="P1">Далее немного про современность проблемы.</text:p>
        </text:list-item>
        <text:list-item>
          <text:p text:style-name="P1">Самое интересное: примеры детектирования векторизумых/невектоизуемых конструкций.</text:p>
        </text:list-item>
        <text:list-item>
          <text:p text:style-name="P1">И под конец скажу о дальнейших планах и работе, которую предстоит выполнить.</text:p>
        </text:list-item>
      </text:list>
      <text:list xml:id="list731278314" text:style-name="L4">
        <text:list-item>
          <text:p text:style-name="P6">Description</text:p>
        </text:list-item>
      </text:list>
      <text:p text:style-name="P5"><text:tab/>Начнём с почему, зачем и как. Написание параллельного кода - довольно муторное и тяжелое занятие, что мы выяснили за 2 прошедших семестра на курсе «Введение в распараллеливание алгоритмов и программ». На это тратится колоссальное количество времени, поэтому было бы неплохо оптимизировать данный процесс. В своей работе я изучаю одну из таких возможностей, а именно векторизацию циклов.</text:p>
      <text:p text:style-name="P5"><text:tab/>Суть такова: используется SIMD подход - одиночный поток команд, множественный поток данных - позволяющий обеспечить параллелизм на уровне данных. На слайде приведена картинка для пояснений. То есть, мы можем объединить несколько операций в одну, и выполнять их также за 1 такт, как и скалярные. На современных процессорах максимальные регистры - 512 бит.</text:p>
      <text:p text:style-name="P4"><text:tab/>Производители процессоров, такие как Intel и AMD, дают нам такую возможность, предоставляя дополнительные регистры для обработки такой информации и специальные SIMD инструкции для использования. Данные технологии уже используются в таких компиляторах, как gcc, clang.</text:p>
      <text:p text:style-name="P4"><text:tab/>Таким образом, главный вопрос - а как детектировать векторизумеые/невекторизуемые, будем называть их «любопытные», циклы.</text:p>
      <text:list xml:id="list2965462710" text:style-name="L5">
        <text:list-item>
          <text:p text:style-name="P7"><text:soft-page-break/>Task</text:p>
        </text:list-item>
      </text:list>
      <text:p text:style-name="P4"><text:tab/>Перейдём к цели моего исследования. Тут коротенько:</text:p>
      <text:list xml:id="list2728724280" text:style-name="L6">
        <text:list-item>
          <text:p text:style-name="P13"><text:span text:style-name="T1">Разработка методики детектирования векторизируемого/невекторищируемого кода на основе контекстно-свободнымой(КС)-достижимости.</text:span></text:p>
        </text:list-item>
        <text:list-item>
          <text:p text:style-name="P13"><text:span text:style-name="T1">Разработка плагина для статического анализатора</text:span></text:p>
        </text:list-item>
      </text:list>
      <text:list xml:id="list3474360220" text:style-name="L7">
        <text:list-item>
          <text:p text:style-name="P8">Relevance</text:p>
        </text:list-item>
      </text:list>
      <text:p text:style-name="P4"><text:tab/>Как я и упомянул, данная технология уже применяется во многих компиляторах. Новизна же данной работы состоит в применении иного подхода к детектированию «любопытных» циклов. А именно, поиск определенных паттренов, задаваемых словами КС-языка, на графо-структурированных промежуточных представлениях программ. Данный подход может позволить выявлять более сложные паттерны.</text:p>
      <text:p text:style-name="P4"><text:tab/>Более того, данный подход может предоставить ещё одну прекрасную возможность: с помощью этого можно детектировать такие циклы, которые компилятор бы отмёл сразу, но в то же время программисту достаточно внести малейшие правки и такой цикл будет векторизуем.</text:p>
      <text:list xml:id="list1625564772" text:style-name="L8">
        <text:list-item>
          <text:p text:style-name="P9">Examples</text:p>
        </text:list-item>
      </text:list>
      <text:p text:style-name="P4"><text:tab/>Теперь посмотрим на некоторые примеры. Приведены довольно элементарные конструкции, которые детектируются компиляторами.</text:p>
      <text:p text:style-name="P4"><text:tab/>Собственно, сначала строится промежуточное представление программы - GCC GIMPLE - структурированное в виде ориентированного графа, дополненного необходимой информацией (потоки данных для отдельных переменных, метки ребер). Затем подаётся паттерн в виде грамматики, для детектирования.</text:p>
      <text:list xml:id="list1847357781" text:style-name="L9">
        <text:list-item>
          <text:p text:style-name="P2">Пример векторизуемого кода. На слайде приведено графовое представление потока исполнения, обозначения рёбер также даны. Нам требуется детектировать следующий паттерн. Для этого используется следующая грамматика. Здесь ничего сложного, простое умножение массива на 5 - легко параллелится.</text:p>
        </text:list-item>
        <text:list-item>
          <text:p text:style-name="P2">Пример невекторизуемого кода. Все аналогично. И нам требуется детектировать следующий паттерн. Здесь уже происходит вызов функции, что не очень то приятно для распараллеливания, потому что происходит смена контекста.</text:p>
        </text:list-item>
      </text:list>
      <text:list xml:id="list190045916" text:style-name="L10">
        <text:list-item>
          <text:p text:style-name="P10"><text:soft-page-break/>Further work</text:p>
        </text:list-item>
      </text:list>
      <text:p text:style-name="P4"><text:tab/>А вот, что планируется сделать в будущем:</text:p>
      <text:list xml:id="list4172691001" text:style-name="L11">
        <text:list-item>
          <text:p text:style-name="P14"><text:span text:style-name="T1">Рассмотрение большего количества паттернов векторизуемого/невекторизуемого кода.</text:span></text:p>
        </text:list-item>
        <text:list-item>
          <text:p text:style-name="P14"><text:span text:style-name="T1">Добавление в рассмотрение учета потока данных</text:span></text:p>
        </text:list-item>
        <text:list-item>
          <text:p text:style-name="P14"><text:span text:style-name="T1">Сравнение разработанного метода с существующими компиляторами (gcc, clang)</text:span></text:p>
        </text:list-item>
      </text:list>
      <text:list xml:id="list3686562671" text:style-name="L12">
        <text:list-item>
          <text:p text:style-name="P11">Summary</text:p>
        </text:list-item>
      </text:list>
      <text:p text:style-name="P4"><text:tab/>Подходя к концу моего доклада, пробегусь ещё раз по ключевым моментам.</text:p>
      <text:list xml:id="list4263169777" text:style-name="L13">
        <text:list-item>
          <text:p text:style-name="P3">Оптимизация кода - всегда актуальная проблема. И в данной работе рассматривается параллелизм по данным.</text:p>
        </text:list-item>
        <text:list-item>
          <text:p text:style-name="P3">Для применения SIMD инструкций требуется детектировать «любопытные» циклы.</text:p>
        </text:list-item>
        <text:list-item>
          <text:p text:style-name="P3">Детектирование «любопытных» циклов на графо-структурированных промежуточных представлениях программ может позволить работать с более сложными конструкциями.</text:p>
        </text:list-item>
      </text:list>
      <text:list xml:id="list1758624893" text:style-name="L14">
        <text:list-item>
          <text:p text:style-name="P12">Ty 4 yr att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4T03:42:01.180895006</meta:creation-date>
    <dc:date>2021-12-14T03:49:26.498956199</dc:date>
    <meta:editing-duration>PT7M25S</meta:editing-duration>
    <meta:editing-cycles>1</meta:editing-cycles>
    <meta:document-statistic meta:table-count="0" meta:image-count="0" meta:object-count="0" meta:page-count="3" meta:paragraph-count="37" meta:word-count="559" meta:character-count="4257" meta:non-whitespace-character-count="3746"/>
    <meta:generator>LibreOffice/6.4.7.2$Linux_X86_64 LibreOffice_project/40$Build-2</meta:generator>
  </office:meta>
</office:document-meta>
</file>